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ynaClass.setProperties( DynaProperty [ ]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yna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Class.BasicDyn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Class.setDynaBeanClass( Class dynaBea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icDynaClass.BasicDynaClass( String name , Class dynaBeanClass , DynaProperty [ ]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icDynaClass.getDyna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Class.getDyna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Class.get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ynaClass.BasicDynaClass( String name , Class dyna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Class.new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